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37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1" table:number-columns-repeated="9" table:default-cell-style-name="ce3"/>
        <table:table-row table:style-name="ro1">
          <table:table-cell table:style-name="ce1" office:value-type="string" table:number-columns-spanned="10" table:number-rows-spanned="1">
            <text:p>Projektbericht von :</text:p>
          </table:table-cell>
          <table:covered-table-cell table:number-columns-repeated="5" table:style-name="ce1"/>
          <table:covered-table-cell table:number-columns-repeated="4"/>
        </table:table-row>
        <table:table-row table:style-name="ro1">
          <table:table-cell table:style-name="ce2" office:value-type="string" table:number-columns-spanned="2" table:number-rows-spanned="3">
            <text:p>Datum</text:p>
          </table:table-cell>
          <table:covered-table-cell table:style-name="ce1"/>
          <table:table-cell table:style-name="ce2" office:value-type="string" table:number-columns-spanned="5" table:number-rows-spanned="3">
            <text:p>Aufgabe</text:p>
          </table:table-cell>
          <table:covered-table-cell table:number-columns-repeated="3" table:style-name="ce1"/>
          <table:covered-table-cell/>
          <table:table-cell table:style-name="ce5" office:value-type="string" table:number-columns-spanned="1" table:number-rows-spanned="3">
            <text:p>Geplant</text:p>
          </table:table-cell>
          <table:table-cell table:style-name="ce5" office:value-type="string" table:number-columns-spanned="1" table:number-rows-spanned="3">
            <text:p>Bearbeitung</text:p>
          </table:table-cell>
          <table:table-cell table:style-name="ce5" office:value-type="string" table:number-columns-spanned="1" table:number-rows-spanned="3">
            <text:p>Erledigt</text:p>
          </table:table-cell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covered-table-cell table:style-name="ce3"/>
          <table:covered-table-cell office:value-type="string">
            <text:p>datum</text:p>
          </table:covered-table-cell>
          <table:covered-table-cell table:number-columns-repeated="8"/>
        </table:table-row>
        <table:table-row table:style-name="ro1">
          <table:table-cell office:value-type="date" office:date-value="2025-02-18" table:number-columns-spanned="2" table:number-rows-spanned="2">
            <text:p>18.02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2-19" table:number-columns-spanned="2" table:number-rows-spanned="2">
            <text:p>19.02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2-20" table:number-columns-spanned="2" table:number-rows-spanned="2">
            <text:p>20.02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2-21" table:number-columns-spanned="2" table:number-rows-spanned="2">
            <text:p>21.02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2-24" table:number-columns-spanned="2" table:number-rows-spanned="2">
            <text:p>24.02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2-25" table:number-columns-spanned="2" table:number-rows-spanned="2">
            <text:p>25.02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2-26" table:number-columns-spanned="2" table:number-rows-spanned="2">
            <text:p>26.02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2-27" table:number-columns-spanned="2" table:number-rows-spanned="2">
            <text:p>27.02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2-28" table:number-columns-spanned="2" table:number-rows-spanned="2">
            <text:p>28.02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03" table:number-columns-spanned="2" table:number-rows-spanned="2">
            <text:p>03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04" table:number-columns-spanned="2" table:number-rows-spanned="2">
            <text:p>04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05" table:number-columns-spanned="2" table:number-rows-spanned="2">
            <text:p>05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06" table:number-columns-spanned="2" table:number-rows-spanned="2">
            <text:p>06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07" table:number-columns-spanned="2" table:number-rows-spanned="2">
            <text:p>07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10" table:number-columns-spanned="2" table:number-rows-spanned="2">
            <text:p>10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11" table:number-columns-spanned="2" table:number-rows-spanned="2">
            <text:p>11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12" table:number-columns-spanned="2" table:number-rows-spanned="2">
            <text:p>12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13" table:number-columns-spanned="2" table:number-rows-spanned="2">
            <text:p>13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14" table:number-columns-spanned="2" table:number-rows-spanned="2">
            <text:p>14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17" table:number-columns-spanned="2" table:number-rows-spanned="2">
            <text:p>17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18" table:number-columns-spanned="2" table:number-rows-spanned="2">
            <text:p>18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19" table:number-columns-spanned="2" table:number-rows-spanned="2">
            <text:p>19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20" table:number-columns-spanned="2" table:number-rows-spanned="2">
            <text:p>20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21" table:number-columns-spanned="2" table:number-rows-spanned="2">
            <text:p>21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24" table:number-columns-spanned="2" table:number-rows-spanned="2">
            <text:p>24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25" table:number-columns-spanned="2" table:number-rows-spanned="2">
            <text:p>25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26" table:number-columns-spanned="2" table:number-rows-spanned="2">
            <text:p>26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  <table:table-row table:style-name="ro1">
          <table:table-cell office:value-type="date" office:date-value="2025-03-27" table:number-columns-spanned="2" table:number-rows-spanned="2">
            <text:p>27.03.25</text:p>
          </table:table-cell>
          <table:covered-table-cell/>
          <table:table-cell table:number-columns-spanned="5" table:number-rows-spanned="2"/>
          <table:covered-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style-name="ce3"/>
          <table:covered-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9">19.02.2025</text:date>, <text:time>11:35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9T11:18:55.89</meta:creation-date>
    <dc:date>2025-02-19T11:35:05.21</dc:date>
    <meta:editing-duration>PT19S</meta:editing-duration>
    <meta:editing-cycles>1</meta:editing-cycles>
    <meta:document-statistic meta:table-count="3" meta:cell-count="35" meta:object-count="0"/>
    <meta:generator>OpenOffice/4.1.15$Win32 OpenOffice.org_project/4115m2$Build-9813</meta:generator>
  </office:meta>
</office:document-meta>
</file>